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5cm"/>
    </style:style>
    <style:style style:name="co2" style:family="table-column">
      <style:table-column-properties fo:break-before="auto" style:column-width="1.84cm"/>
    </style:style>
    <style:style style:name="co3" style:family="table-column">
      <style:table-column-properties fo:break-before="auto" style:column-width="1.266cm"/>
    </style:style>
    <style:style style:name="co4" style:family="table-column">
      <style:table-column-properties fo:break-before="auto" style:column-width="34.999cm"/>
    </style:style>
    <style:style style:name="co5" style:family="table-column">
      <style:table-column-properties fo:break-before="auto" style:column-width="16.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日付</text:p>
          </table:table-cell>
          <table:table-cell office:value-type="string" calcext:value-type="string">
            <text:p><text:tab/>価格</text:p>
          </table:table-cell>
          <table:table-cell office:value-type="string" calcext:value-type="string">
            <text:p><text:tab/>OFF</text:p>
          </table:table-cell>
          <table:table-cell office:value-type="string" calcext:value-type="string">
            <text:p><text:tab/>書名</text:p>
          </table:table-cell>
          <table:table-cell office:value-type="string" calcext:value-type="string">
            <text:p><text:tab/>URL</text:p>
          </table:table-cell>
        </table:table-row>
        <table:table-row table:style-name="ro2">
          <table:table-cell table:style-name="Default" office:value-type="string" calcext:value-type="string">
            <text:p><text:s/></text:p>
          </table:table-cell>
          <table:table-cell table:formula="of:=SUM([.B3:.B301])" office:value-type="float" office:value="59701" calcext:value-type="float">
            <text:p>59701</text:p>
          </table:table-cell>
          <table:table-cell table:formula="of:=SUM([.C3:.C301])" office:value-type="float" office:value="18033" calcext:value-type="float">
            <text:p>180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14年8月24日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電子レンジ専用炊飯器 備長炭入り ちびくろちゃん 2合炊き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2014年8月16日</text:p>
          </table:table-cell>
          <table:table-cell office:value-type="float" office:value="950" calcext:value-type="float">
            <text:p>950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雨鱒の川 撮影日記 ~小百合の想い出~ [DVD]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2014年8月16日</text:p>
          </table:table-cell>
          <table:table-cell office:value-type="float" office:value="463" calcext:value-type="float">
            <text:p>46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真昼の決闘 ( 日本語吹き替え ) DDC‐077 [DVD]</text:p>
          </table:table-cell>
          <table:table-cell/>
        </table:table-row>
        <table:table-row table:style-name="ro2">
          <table:table-cell office:value-type="string" calcext:value-type="string">
            <text:p>2014年8月15日</text:p>
          </table:table-cell>
          <table:table-cell office:value-type="float" office:value="280" calcext:value-type="float">
            <text:p>28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羆嵐</text:p>
          </table:table-cell>
          <table:table-cell office:value-type="string" calcext:value-type="string">
            <text:p>http://www.amazon.co.jp/gp/product/B00BIXNK4Q/ref=oh_d__o02_details_o02__i00?ie=UTF8&amp;psc=1</text:p>
          </table:table-cell>
        </table:table-row>
        <table:table-row table:style-name="ro2">
          <table:table-cell office:value-type="string" calcext:value-type="string">
            <text:p>2014年8月14日</text:p>
          </table:table-cell>
          <table:table-cell office:value-type="float" office:value="322" calcext:value-type="float">
            <text:p>322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時砂の王</text:p>
          </table:table-cell>
          <table:table-cell office:value-type="string" calcext:value-type="string">
            <text:p>http://www.amazon.co.jp/gp/product/B00GJMUKQW/ref=oh_d__o03_details_o03__i00?ie=UTF8&amp;psc=1</text:p>
          </table:table-cell>
        </table:table-row>
        <table:table-row table:style-name="ro2">
          <table:table-cell office:value-type="string" calcext:value-type="string">
            <text:p>2014年8月14日</text:p>
          </table:table-cell>
          <table:table-cell office:value-type="float" office:value="559" calcext:value-type="float">
            <text:p>55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マジシャンが教える　心を誘導する技術</text:p>
          </table:table-cell>
          <table:table-cell office:value-type="string" calcext:value-type="string">
            <text:p>http://www.amazon.co.jp/gp/product/B00BB7DJPY/ref=oh_d__o04_details_o04__i00?ie=UTF8&amp;psc=1</text:p>
          </table:table-cell>
        </table:table-row>
        <table:table-row table:style-name="ro1">
          <table:table-cell office:value-type="string" calcext:value-type="string">
            <text:p>2014年8月9日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enium Webdriver in Ruby</text:p>
          </table:table-cell>
          <table:table-cell office:value-type="string" calcext:value-type="string">
            <text:p>http://www.amazon.co.jp/gp/product/B00MJ1GP6Q/ref=oh_d__o05_details_o05__i00?ie=UTF8&amp;psc=1</text:p>
          </table:table-cell>
        </table:table-row>
        <table:table-row table:style-name="ro2">
          <table:table-cell office:value-type="string" calcext:value-type="string">
            <text:p>2014年8月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面白いほどよくわかる!Kindle direct publishing</text:p>
          </table:table-cell>
          <table:table-cell office:value-type="string" calcext:value-type="string">
            <text:p>http://www.amazon.co.jp/gp/product/B00MBOEPF4/ref=oh_d__o06_details_o06__i00?ie=UTF8&amp;psc=1</text:p>
          </table:table-cell>
        </table:table-row>
        <table:table-row table:style-name="ro2">
          <table:table-cell office:value-type="string" calcext:value-type="string">
            <text:p>2014年8月6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数学と語学</text:p>
          </table:table-cell>
          <table:table-cell office:value-type="string" calcext:value-type="string">
            <text:p>http://www.amazon.co.jp/gp/product/B009AJ9YIG/ref=oh_d__o07_details_o07__i00?ie=UTF8&amp;psc=1</text:p>
          </table:table-cell>
        </table:table-row>
        <table:table-row table:style-name="ro2">
          <table:table-cell office:value-type="string" calcext:value-type="string">
            <text:p>2014年8月6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幽霊塔</text:p>
          </table:table-cell>
          <table:table-cell office:value-type="string" calcext:value-type="string">
            <text:p>http://www.amazon.co.jp/gp/product/B009KSCDYY/ref=oh_d__o08_details_o08__i00?ie=UTF8&amp;psc=1</text:p>
          </table:table-cell>
        </table:table-row>
        <table:table-row table:style-name="ro2">
          <table:table-cell office:value-type="string" calcext:value-type="string">
            <text:p>2014年8月5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幾何学と空間</text:p>
          </table:table-cell>
          <table:table-cell office:value-type="string" calcext:value-type="string">
            <text:p>http://www.amazon.co.jp/gp/product/B009M8Q0TG/ref=oh_d__o09_details_o09__i00?ie=UTF8&amp;psc=1</text:p>
          </table:table-cell>
        </table:table-row>
        <table:table-row table:style-name="ro2">
          <table:table-cell office:value-type="string" calcext:value-type="string">
            <text:p>2014年8月2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中学生に読んでほしい30冊 2014</text:p>
          </table:table-cell>
          <table:table-cell office:value-type="string" calcext:value-type="string">
            <text:p>http://www.amazon.co.jp/gp/product/B00LL0LHZK/ref=oh_d__o00_details_o00__i00?ie=UTF8&amp;psc=1</text:p>
          </table:table-cell>
        </table:table-row>
        <table:table-row table:style-name="ro2">
          <table:table-cell office:value-type="string" calcext:value-type="string">
            <text:p>2014年7月26日</text:p>
          </table:table-cell>
          <table:table-cell office:value-type="float" office:value="2329" calcext:value-type="float">
            <text:p>2329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The Rails 4 Way (3rd Edition) (Addison-Wesley Professional Ruby Series)</text:p>
          </table:table-cell>
          <table:table-cell office:value-type="string" calcext:value-type="string">
            <text:p>http://www.amazon.co.jp/gp/product/B00KKNO8YQ/ref=oh_d__o01_details_o01__i00?ie=UTF8&amp;psc=1</text:p>
          </table:table-cell>
        </table:table-row>
        <table:table-row table:style-name="ro2">
          <table:table-cell office:value-type="string" calcext:value-type="string">
            <text:p>2014年7月21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学位について</text:p>
          </table:table-cell>
          <table:table-cell office:value-type="string" calcext:value-type="string">
            <text:p>http://www.amazon.co.jp/gp/product/B009AZXEPO/ref=oh_d__o02_details_o02__i00?ie=UTF8&amp;psc=1</text:p>
          </table:table-cell>
        </table:table-row>
        <table:table-row table:style-name="ro2">
          <table:table-cell office:value-type="string" calcext:value-type="string">
            <text:p>2014年7月16日</text:p>
          </table:table-cell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パーフェクト Ruby on Rails</text:p>
          </table:table-cell>
          <table:table-cell office:value-type="string" calcext:value-type="string">
            <text:p>#</text:p>
          </table:table-cell>
        </table:table-row>
        <table:table-row table:style-name="ro2">
          <table:table-cell office:value-type="string" calcext:value-type="string">
            <text:p>2014年7月16日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ils: Quick <text:s/>Easy Ruby On Rails Programming For Beginners. Learn Ruby On Rails from Scratch!: (Ruby, Ruby on rail, Ruby Red, Ruby Programming, Ruby Development) ... Red, Ruby Programming, Ruby Development,)</text:p>
          </table:table-cell>
          <table:table-cell office:value-type="string" calcext:value-type="string">
            <text:p>http://www.amazon.co.jp/gp/product/B00LPALWL0/ref=oh_d__o04_details_o04__i00?ie=UTF8&amp;psc=1</text:p>
          </table:table-cell>
        </table:table-row>
        <table:table-row table:style-name="ro2">
          <table:table-cell office:value-type="string" calcext:value-type="string">
            <text:p>2014年7月12日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enium Testing Tools Cookbook</text:p>
          </table:table-cell>
          <table:table-cell office:value-type="string" calcext:value-type="string">
            <text:p>http://www.amazon.co.jp/gp/product/B00AC1HDJI/ref=oh_d__o05_details_o05__i00?ie=UTF8&amp;psc=1</text:p>
          </table:table-cell>
        </table:table-row>
        <table:table-row table:style-name="ro2">
          <table:table-cell office:value-type="string" calcext:value-type="string">
            <text:p>2014年7月5日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ress.js Guide: The Comprehensive Book on Express.js</text:p>
          </table:table-cell>
          <table:table-cell office:value-type="string" calcext:value-type="string">
            <text:p>http://www.amazon.co.jp/gp/product/B00G2V3EYA/ref=oh_d__o06_details_o06__i00?ie=UTF8&amp;psc=1</text:p>
          </table:table-cell>
        </table:table-row>
        <table:table-row table:style-name="ro2">
          <table:table-cell office:value-type="string" calcext:value-type="string">
            <text:p>2014年7月5日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antomJS Cookbook</text:p>
          </table:table-cell>
          <table:table-cell office:value-type="string" calcext:value-type="string">
            <text:p>http://www.amazon.co.jp/gp/product/B00KYMCWPU/ref=oh_d__o07_details_o07__i00?ie=UTF8&amp;psc=1</text:p>
          </table:table-cell>
        </table:table-row>
        <table:table-row table:style-name="ro2">
          <table:table-cell office:value-type="string" calcext:value-type="string">
            <text:p>2014年7月4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NANA FISH（３）【期間限定　無料お試し版】 (フラワーコミックス)</text:p>
          </table:table-cell>
          <table:table-cell office:value-type="string" calcext:value-type="string">
            <text:p>http://www.amazon.co.jp/gp/product/B00LB1OS46/ref=oh_d__o08_details_o08__i00?ie=UTF8&amp;psc=1</text:p>
          </table:table-cell>
        </table:table-row>
        <table:table-row table:style-name="ro2">
          <table:table-cell office:value-type="string" calcext:value-type="string">
            <text:p>2014年7月4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NANA FISH（２）【期間限定　無料お試し版】 (フラワーコミックス)</text:p>
          </table:table-cell>
          <table:table-cell office:value-type="string" calcext:value-type="string">
            <text:p>http://www.amazon.co.jp/gp/product/B00LB1OS00/ref=oh_d__o09_details_o09__i00?ie=UTF8&amp;psc=1</text:p>
          </table:table-cell>
        </table:table-row>
        <table:table-row table:style-name="ro2">
          <table:table-cell office:value-type="string" calcext:value-type="string">
            <text:p>2014年7月4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NANA FISH（１）【期間限定　無料お試し版】 (フラワーコミックス)</text:p>
          </table:table-cell>
          <table:table-cell office:value-type="string" calcext:value-type="string">
            <text:p>http://www.amazon.co.jp/gp/product/B00LB1ORZG/ref=oh_d__o00_details_o00__i00?ie=UTF8&amp;psc=1</text:p>
          </table:table-cell>
        </table:table-row>
        <table:table-row table:style-name="ro2">
          <table:table-cell office:value-type="string" calcext:value-type="string">
            <text:p>2014年6月27日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ck Computers: The New Wave</text:p>
          </table:table-cell>
          <table:table-cell office:value-type="string" calcext:value-type="string">
            <text:p>http://www.amazon.co.jp/gp/product/B00D96U606/ref=oh_d__o01_details_o01__i00?ie=UTF8&amp;psc=1</text:p>
          </table:table-cell>
        </table:table-row>
        <table:table-row table:style-name="ro2">
          <table:table-cell office:value-type="string" calcext:value-type="string">
            <text:p>2014年6月27日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ing A Problem Oriented Language: Forth - how the internals work</text:p>
          </table:table-cell>
          <table:table-cell office:value-type="string" calcext:value-type="string">
            <text:p>http://www.amazon.co.jp/gp/product/B00K3PIYX2/ref=oh_d__o02_details_o02__i00?ie=UTF8&amp;psc=1</text:p>
          </table:table-cell>
        </table:table-row>
        <table:table-row table:style-name="ro2">
          <table:table-cell office:value-type="string" calcext:value-type="string">
            <text:p>2014年6月19日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ularJS</text:p>
          </table:table-cell>
          <table:table-cell office:value-type="string" calcext:value-type="string">
            <text:p>http://www.amazon.co.jp/gp/product/B00C9MYA7G/ref=oh_d__o03_details_o03__i00?ie=UTF8&amp;psc=1</text:p>
          </table:table-cell>
        </table:table-row>
        <table:table-row table:style-name="ro2">
          <table:table-cell office:value-type="string" calcext:value-type="string">
            <text:p>2014年6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オールタイムベスト児童文学100</text:p>
          </table:table-cell>
          <table:table-cell office:value-type="string" calcext:value-type="string">
            <text:p>http://www.amazon.co.jp/gp/product/B00KPK1P9K/ref=oh_d__o04_details_o04__i00?ie=UTF8&amp;psc=1</text:p>
          </table:table-cell>
        </table:table-row>
        <table:table-row table:style-name="ro2">
          <table:table-cell office:value-type="string" calcext:value-type="string">
            <text:p>2014年6月14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 Wonderful Wizard of Oz [Illustrated]</text:p>
          </table:table-cell>
          <table:table-cell office:value-type="string" calcext:value-type="string">
            <text:p>http://www.amazon.co.jp/gp/product/B005VRZXOA/ref=oh_d__o05_details_o05__i00?ie=UTF8&amp;psc=1</text:p>
          </table:table-cell>
        </table:table-row>
        <table:table-row table:style-name="ro2">
          <table:table-cell office:value-type="string" calcext:value-type="string">
            <text:p>2014年6月5日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-Driven Infrastructure with Chef: Bring Behavior-Driven Development to Infrastructure as Code</text:p>
          </table:table-cell>
          <table:table-cell office:value-type="string" calcext:value-type="string">
            <text:p>http://www.amazon.co.jp/gp/product/B00FT7KVXK/ref=oh_d__o06_details_o06__i00?ie=UTF8&amp;psc=1</text:p>
          </table:table-cell>
        </table:table-row>
        <table:table-row table:style-name="ro2">
          <table:table-cell office:value-type="string" calcext:value-type="string">
            <text:p>2014年6月1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大人がももクロにハマる理由</text:p>
          </table:table-cell>
          <table:table-cell office:value-type="string" calcext:value-type="string">
            <text:p>http://www.amazon.co.jp/gp/product/B00KLEB568/ref=oh_d__o07_details_o07__i00?ie=UTF8&amp;psc=1</text:p>
          </table:table-cell>
        </table:table-row>
        <table:table-row table:style-name="ro2">
          <table:table-cell office:value-type="string" calcext:value-type="string">
            <text:p>2014年6月1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シリコンバレーの秘密　　「ITの正体」エッセンシャル版 (NextPublishing)</text:p>
          </table:table-cell>
          <table:table-cell office:value-type="string" calcext:value-type="string">
            <text:p>http://www.amazon.co.jp/gp/product/B00KF8FXG8/ref=oh_d__o08_details_o08__i00?ie=UTF8&amp;psc=1</text:p>
          </table:table-cell>
        </table:table-row>
        <table:table-row table:style-name="ro2">
          <table:table-cell office:value-type="string" calcext:value-type="string">
            <text:p>2014年5月30日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ers: Heroes of the Computer Revolution - 25th Anniversary Edition</text:p>
          </table:table-cell>
          <table:table-cell office:value-type="string" calcext:value-type="string">
            <text:p>http://www.amazon.co.jp/gp/product/B003PDMKIY/ref=oh_d__o09_details_o09__i00?ie=UTF8&amp;psc=1</text:p>
          </table:table-cell>
        </table:table-row>
        <table:table-row table:style-name="ro2">
          <table:table-cell office:value-type="string" calcext:value-type="string">
            <text:p>2014年5月24日</text:p>
          </table:table-cell>
          <table:table-cell office:value-type="float" office:value="3780" calcext:value-type="float">
            <text:p>3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実践Ruby on Rails 4 現場のプロから学ぶ本格Webプログラミング</text:p>
          </table:table-cell>
          <table:table-cell office:value-type="string" calcext:value-type="string">
            <text:p>http://www.amazon.co.jp/gp/product/4844335928/ref=oh_details_o00_s00_i00?ie=UTF8&amp;psc=1</text:p>
          </table:table-cell>
        </table:table-row>
        <table:table-row table:style-name="ro2">
          <table:table-cell office:value-type="string" calcext:value-type="string">
            <text:p>2014年5月15日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ularJS Programming by Example</text:p>
          </table:table-cell>
          <table:table-cell office:value-type="string" calcext:value-type="string">
            <text:p>http://www.amazon.co.jp/gp/product/B00JI0Y3PG/ref=oh_d__o01_details_o01__i00?ie=UTF8&amp;psc=1</text:p>
          </table:table-cell>
        </table:table-row>
        <table:table-row table:style-name="ro2">
          <table:table-cell office:value-type="string" calcext:value-type="string">
            <text:p>2014年5月15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科学ニュースがみるみるわかる最新キーワード800　過去5年間の記事をベースに未来予想をプラス (サイエンス・アイ新書)</text:p>
          </table:table-cell>
          <table:table-cell office:value-type="string" calcext:value-type="string">
            <text:p>http://www.amazon.co.jp/gp/product/B00E9LT38G/ref=oh_d__o02_details_o02__i00?ie=UTF8&amp;psc=1</text:p>
          </table:table-cell>
        </table:table-row>
        <table:table-row table:style-name="ro2">
          <table:table-cell office:value-type="string" calcext:value-type="string">
            <text:p>2014年5月10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雪の女王 七つのお話でできているおとぎ物語</text:p>
          </table:table-cell>
          <table:table-cell office:value-type="string" calcext:value-type="string">
            <text:p>http://www.amazon.co.jp/gp/product/B009AZI12K/ref=oh_d__o03_details_o03__i00?ie=UTF8&amp;psc=1</text:p>
          </table:table-cell>
        </table:table-row>
        <table:table-row table:style-name="ro2">
          <table:table-cell office:value-type="string" calcext:value-type="string">
            <text:p>2014年5月10日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決定版　図説　旧約・新約聖書 この一冊で聖書がまるごとわかる！</text:p>
          </table:table-cell>
          <table:table-cell office:value-type="string" calcext:value-type="string">
            <text:p>http://www.amazon.co.jp/gp/product/B00CP1ICDY/ref=oh_d__o04_details_o04__i00?ie=UTF8&amp;psc=1</text:p>
          </table:table-cell>
        </table:table-row>
        <table:table-row table:style-name="ro2">
          <table:table-cell office:value-type="string" calcext:value-type="string">
            <text:p>2014年5月7日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uplot Cookbook</text:p>
          </table:table-cell>
          <table:table-cell office:value-type="string" calcext:value-type="string">
            <text:p>http://www.amazon.co.jp/gp/product/B007E6YC2U/ref=oh_d__o05_details_o05__i00?ie=UTF8&amp;psc=1</text:p>
          </table:table-cell>
        </table:table-row>
        <table:table-row table:style-name="ro2">
          <table:table-cell office:value-type="string" calcext:value-type="string">
            <text:p>2014年5月7日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U Octave Beginner's Guide</text:p>
          </table:table-cell>
          <table:table-cell office:value-type="string" calcext:value-type="string">
            <text:p>http://www.amazon.co.jp/gp/product/B005HIK8C0/ref=oh_d__o06_details_o06__i00?ie=UTF8&amp;psc=1</text:p>
          </table:table-cell>
        </table:table-row>
        <table:table-row table:style-name="ro2">
          <table:table-cell office:value-type="string" calcext:value-type="string">
            <text:p>2014年5月7日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 Maps JavaScript API V3 実践マスター with jQuery</text:p>
          </table:table-cell>
          <table:table-cell office:value-type="string" calcext:value-type="string">
            <text:p>http://www.amazon.co.jp/gp/product/B00IIUBED6/ref=oh_d__o07_details_o07__i00?ie=UTF8&amp;psc=1</text:p>
          </table:table-cell>
        </table:table-row>
        <table:table-row table:style-name="ro2">
          <table:table-cell office:value-type="string" calcext:value-type="string">
            <text:p>2014年5月3日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宮本武蔵　完全版</text:p>
          </table:table-cell>
          <table:table-cell office:value-type="string" calcext:value-type="string">
            <text:p>http://www.amazon.co.jp/gp/product/B00FYTQ7CM/ref=oh_d__o08_details_o08__i00?ie=UTF8&amp;psc=1</text:p>
          </table:table-cell>
        </table:table-row>
        <table:table-row table:style-name="ro2">
          <table:table-cell office:value-type="string" calcext:value-type="string">
            <text:p>2014年4月29日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enium WebDriver Practical Guide</text:p>
          </table:table-cell>
          <table:table-cell office:value-type="string" calcext:value-type="string">
            <text:p>http://www.amazon.co.jp/gp/product/B00I2ORN2O/ref=oh_d__o09_details_o09__i00?ie=UTF8&amp;psc=1</text:p>
          </table:table-cell>
        </table:table-row>
        <table:table-row table:style-name="ro2">
          <table:table-cell office:value-type="string" calcext:value-type="string">
            <text:p>2014年4月25日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ker入門 Immutable Infrastructureを実現する</text:p>
          </table:table-cell>
          <table:table-cell office:value-type="string" calcext:value-type="string">
            <text:p>http://www.amazon.co.jp/gp/product/B00JWM4W2E/ref=oh_d__o00_details_o00__i00?ie=UTF8&amp;psc=1</text:p>
          </table:table-cell>
        </table:table-row>
        <table:table-row table:style-name="ro2">
          <table:table-cell office:value-type="string" calcext:value-type="string">
            <text:p>2014年4月23日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ploy Rails BlueBook 2014 Edition: An Automated, QuickStart Book to Deploy Today!</text:p>
          </table:table-cell>
          <table:table-cell office:value-type="string" calcext:value-type="string">
            <text:p>http://www.amazon.co.jp/gp/product/B00GZ9SNKY/ref=oh_d__o01_details_o01__i00?ie=UTF8&amp;psc=1</text:p>
          </table:table-cell>
        </table:table-row>
        <table:table-row table:style-name="ro2">
          <table:table-cell office:value-type="string" calcext:value-type="string">
            <text:p>2014年4月21日</text:p>
          </table:table-cell>
          <table:table-cell office:value-type="float" office:value="896" calcext:value-type="float">
            <text:p>8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ゼロ　なにもない自分に小さなイチを足していく</text:p>
          </table:table-cell>
          <table:table-cell office:value-type="string" calcext:value-type="string">
            <text:p>http://www.amazon.co.jp/gp/product/B00G9KDQQU/ref=oh_d__o02_details_o02__i00?ie=UTF8&amp;psc=1</text:p>
          </table:table-cell>
        </table:table-row>
        <table:table-row table:style-name="ro2">
          <table:table-cell office:value-type="string" calcext:value-type="string">
            <text:p>2014年4月17日</text:p>
          </table:table-cell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Cucumber Book: Behaviour-Driven Development for Testers and Developers (Pragmatic Programmers)</text:p>
          </table:table-cell>
          <table:table-cell office:value-type="string" calcext:value-type="string">
            <text:p>http://www.amazon.co.jp/gp/product/B00I8W50R0/ref=oh_d__o03_details_o03__i00?ie=UTF8&amp;psc=1</text:p>
          </table:table-cell>
        </table:table-row>
        <table:table-row table:style-name="ro2">
          <table:table-cell office:value-type="string" calcext:value-type="string">
            <text:p>2014年4月15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家事ときどき介護1</text:p>
          </table:table-cell>
          <table:table-cell office:value-type="string" calcext:value-type="string">
            <text:p>http://www.amazon.co.jp/gp/product/B00IRU2QX4/ref=oh_d__o04_details_o04__i00?ie=UTF8&amp;psc=1</text:p>
          </table:table-cell>
        </table:table-row>
        <table:table-row table:style-name="ro2">
          <table:table-cell office:value-type="string" calcext:value-type="string">
            <text:p>2014年4月12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夢十夜</text:p>
          </table:table-cell>
          <table:table-cell office:value-type="string" calcext:value-type="string">
            <text:p>http://www.amazon.co.jp/gp/product/B009IXLX1A/ref=oh_d__o05_details_o05__i00?ie=UTF8&amp;psc=1</text:p>
          </table:table-cell>
        </table:table-row>
        <table:table-row table:style-name="ro2">
          <table:table-cell office:value-type="string" calcext:value-type="string">
            <text:p>2014年4月11日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 7 App Development Essentials</text:p>
          </table:table-cell>
          <table:table-cell office:value-type="string" calcext:value-type="string">
            <text:p>http://www.amazon.co.jp/gp/product/B00FPT5BKK/ref=oh_d__o06_details_o06__i00?ie=UTF8&amp;psc=1</text:p>
          </table:table-cell>
        </table:table-row>
        <table:table-row table:style-name="ro2">
          <table:table-cell office:value-type="string" calcext:value-type="string">
            <text:p>2014年4月8日</text:p>
          </table:table-cell>
          <table:table-cell office:value-type="float" office:value="4545" calcext:value-type="float">
            <text:p>4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Y ラジオカセットコーダー E5 シルバー CFM-E5/S</text:p>
          </table:table-cell>
          <table:table-cell office:value-type="string" calcext:value-type="string">
            <text:p>http://www.amazon.co.jp/gp/product/B003MT2YWI/ref=oh_details_o07_s00_i00?ie=UTF8&amp;psc=1</text:p>
          </table:table-cell>
        </table:table-row>
        <table:table-row table:style-name="ro2">
          <table:table-cell office:value-type="string" calcext:value-type="string">
            <text:p>2014年4月5日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ブラック・スワン　デラックスBOX〔5000BOX数量限定〕 [DVD]</text:p>
          </table:table-cell>
          <table:table-cell office:value-type="string" calcext:value-type="string">
            <text:p>http://www.amazon.co.jp/gp/product/B005DXCWGE/ref=oh_details_o08_s00_i00?ie=UTF8&amp;psc=1</text:p>
          </table:table-cell>
        </table:table-row>
        <table:table-row table:style-name="ro2">
          <table:table-cell office:value-type="string" calcext:value-type="string">
            <text:p>2014年4月1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perwhite Users Manual: The Ultimate Kindle Paperwhite Guide to Getting Started, Advanced Tips and Tricks, and Finding Unlimited Free Books</text:p>
          </table:table-cell>
          <table:table-cell office:value-type="string" calcext:value-type="string">
            <text:p>http://www.amazon.co.jp/gp/product/B00J351A2A/ref=oh_d__o09_details_o09__i00?ie=UTF8&amp;psc=1</text:p>
          </table:table-cell>
        </table:table-row>
        <table:table-row table:style-name="ro2">
          <table:table-cell office:value-type="string" calcext:value-type="string">
            <text:p>2014年3月30日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トロミアップ パーフェクト 1g×100P</text:p>
          </table:table-cell>
          <table:table-cell office:value-type="string" calcext:value-type="string">
            <text:p>http://www.amazon.co.jp/gp/product/B004WB0U12/ref=oh_details_o00_s00_i00?ie=UTF8&amp;psc=1</text:p>
          </table:table-cell>
        </table:table-row>
        <table:table-row table:style-name="ro2">
          <table:table-cell office:value-type="string" calcext:value-type="string">
            <text:p>2014年3月28日</text:p>
          </table:table-cell>
          <table:table-cell office:value-type="float" office:value="1019" calcext:value-type="float">
            <text:p>10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Instant Sinatra Starter</text:p>
          </table:table-cell>
          <table:table-cell office:value-type="string" calcext:value-type="string">
            <text:p>http://www.amazon.co.jp/gp/product/B00D85K9W8/ref=oh_d__o01_details_o01__i00?ie=UTF8&amp;psc=1</text:p>
          </table:table-cell>
        </table:table-row>
        <table:table-row table:style-name="ro2">
          <table:table-cell office:value-type="string" calcext:value-type="string">
            <text:p>2014年3月28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w to Speak and Write Correctly</text:p>
          </table:table-cell>
          <table:table-cell office:value-type="string" calcext:value-type="string">
            <text:p>http://www.amazon.co.jp/gp/product/B0082YDXSM/ref=oh_d__o02_details_o02__i00?ie=UTF8&amp;psc=1</text:p>
          </table:table-cell>
        </table:table-row>
        <table:table-row table:style-name="ro2">
          <table:table-cell office:value-type="string" calcext:value-type="string">
            <text:p>2014年3月27日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grade to Rails 4</text:p>
          </table:table-cell>
          <table:table-cell office:value-type="string" calcext:value-type="string">
            <text:p>http://www.amazon.co.jp/gp/product/B00G42K89G/ref=oh_d__o03_details_o03__i00?ie=UTF8&amp;psc=1</text:p>
          </table:table-cell>
        </table:table-row>
        <table:table-row table:style-name="ro2">
          <table:table-cell office:value-type="string" calcext:value-type="string">
            <text:p>2014年3月21日</text:p>
          </table:table-cell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トロミアップ パーフェクト 3g×50P</text:p>
          </table:table-cell>
          <table:table-cell office:value-type="string" calcext:value-type="string">
            <text:p>http://www.amazon.co.jp/gp/product/B004W5HG0Q/ref=oh_details_o04_s00_i00?ie=UTF8&amp;psc=1</text:p>
          </table:table-cell>
        </table:table-row>
        <table:table-row table:style-name="ro2">
          <table:table-cell office:value-type="string" calcext:value-type="string">
            <text:p>2014年3月15日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トロミアップ パーフェクト 1g×100P</text:p>
          </table:table-cell>
          <table:table-cell office:value-type="string" calcext:value-type="string">
            <text:p>http://www.amazon.co.jp/gp/product/B004WB0U12/ref=oh_details_o05_s00_i00?ie=UTF8&amp;psc=1</text:p>
          </table:table-cell>
        </table:table-row>
        <table:table-row table:style-name="ro2">
          <table:table-cell office:value-type="string" calcext:value-type="string">
            <text:p>2014年3月14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弟子</text:p>
          </table:table-cell>
          <table:table-cell office:value-type="string" calcext:value-type="string">
            <text:p>http://www.amazon.co.jp/gp/product/B009IY8TMA/ref=oh_d__o06_details_o06__i00?ie=UTF8&amp;psc=1</text:p>
          </table:table-cell>
        </table:table-row>
        <table:table-row table:style-name="ro2">
          <table:table-cell office:value-type="string" calcext:value-type="string">
            <text:p>2014年3月13日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 Science Programming Basics in Ruby</text:p>
          </table:table-cell>
          <table:table-cell office:value-type="string" calcext:value-type="string">
            <text:p>http://www.amazon.co.jp/gp/product/B00IG2V526/ref=oh_d__o07_details_o07__i00?ie=UTF8&amp;psc=1</text:p>
          </table:table-cell>
        </table:table-row>
        <table:table-row table:style-name="ro2">
          <table:table-cell office:value-type="string" calcext:value-type="string">
            <text:p>2014年3月13日</text:p>
          </table:table-cell>
          <table:table-cell office:value-type="float" office:value="2627" calcext:value-type="float">
            <text:p>2627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iOS 7 Programming Cookbook</text:p>
          </table:table-cell>
          <table:table-cell office:value-type="string" calcext:value-type="string">
            <text:p>http://www.amazon.co.jp/gp/product/B00FW79LHE/ref=oh_d__o08_details_o08__i00?ie=UTF8&amp;psc=1</text:p>
          </table:table-cell>
        </table:table-row>
        <table:table-row table:style-name="ro2">
          <table:table-cell office:value-type="string" calcext:value-type="string">
            <text:p>2014年3月7日</text:p>
          </table:table-cell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トロミアップ パーフェクト 3g×50P</text:p>
          </table:table-cell>
          <table:table-cell office:value-type="string" calcext:value-type="string">
            <text:p>http://www.amazon.co.jp/gp/product/B004W5HG0Q/ref=oh_details_o09_s00_i00?ie=UTF8&amp;psc=1</text:p>
          </table:table-cell>
        </table:table-row>
        <table:table-row table:style-name="ro2">
          <table:table-cell office:value-type="string" calcext:value-type="string">
            <text:p>2014年2月26日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 Awesome Command-Line Applications in Ruby 2: Control Your Computer, Simplify Your Life</text:p>
          </table:table-cell>
          <table:table-cell office:value-type="string" calcext:value-type="string">
            <text:p>http://www.amazon.co.jp/gp/product/B00HUEG8LE/ref=oh_d__o00_details_o00__i00?ie=UTF8&amp;psc=1</text:p>
          </table:table-cell>
        </table:table-row>
        <table:table-row table:style-name="ro2">
          <table:table-cell office:value-type="string" calcext:value-type="string">
            <text:p>2014年2月23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ドグラ・マグラ</text:p>
          </table:table-cell>
          <table:table-cell office:value-type="string" calcext:value-type="string">
            <text:p>http://www.amazon.co.jp/gp/product/B009KSOWRU/ref=oh_d__o01_details_o01__i00?ie=UTF8&amp;psc=1</text:p>
          </table:table-cell>
        </table:table-row>
        <table:table-row table:style-name="ro2">
          <table:table-cell office:value-type="string" calcext:value-type="string">
            <text:p>2014年2月23日</text:p>
          </table:table-cell>
          <table:table-cell office:value-type="float" office:value="48" calcext:value-type="float">
            <text:p>48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星の王子さま</text:p>
          </table:table-cell>
          <table:table-cell office:value-type="string" calcext:value-type="string">
            <text:p>http://www.amazon.co.jp/gp/product/B00BLC2EH8/ref=oh_d__o02_details_o02__i00?ie=UTF8&amp;psc=1</text:p>
          </table:table-cell>
        </table:table-row>
        <table:table-row table:style-name="ro2">
          <table:table-cell office:value-type="string" calcext:value-type="string">
            <text:p>2014年2月22日</text:p>
          </table:table-cell>
          <table:table-cell office:value-type="float" office:value="1150" calcext:value-type="float">
            <text:p>115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Instant Testing with CasperJS</text:p>
          </table:table-cell>
          <table:table-cell office:value-type="string" calcext:value-type="string">
            <text:p>http://www.amazon.co.jp/gp/product/B00I2ORNF6/ref=oh_d__o03_details_o03__i00?ie=UTF8&amp;psc=1</text:p>
          </table:table-cell>
        </table:table-row>
        <table:table-row table:style-name="ro2">
          <table:table-cell office:value-type="string" calcext:value-type="string">
            <text:p>2014年2月18日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Rapid Rubyist</text:p>
          </table:table-cell>
          <table:table-cell office:value-type="string" calcext:value-type="string">
            <text:p>http://www.amazon.co.jp/gp/product/B00DPQ5P24/ref=oh_d__o04_details_o04__i00?ie=UTF8&amp;psc=1</text:p>
          </table:table-cell>
        </table:table-row>
        <table:table-row table:style-name="ro2">
          <table:table-cell office:value-type="string" calcext:value-type="string">
            <text:p>2014年2月12日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tomy of a web application using node.js, ExpressJS, MongoDB <text:s/>Backbone.js</text:p>
          </table:table-cell>
          <table:table-cell office:value-type="string" calcext:value-type="string">
            <text:p>http://www.amazon.co.jp/gp/product/B00HRME7NA/ref=oh_d__o05_details_o05__i00?ie=UTF8&amp;psc=1</text:p>
          </table:table-cell>
        </table:table-row>
        <table:table-row table:style-name="ro2">
          <table:table-cell office:value-type="string" calcext:value-type="string">
            <text:p>2014年2月11日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ide to ScalaーScalaプログラミング入門</text:p>
          </table:table-cell>
          <table:table-cell office:value-type="string" calcext:value-type="string">
            <text:p>http://www.amazon.co.jp/gp/product/B00BOBYZTQ/ref=oh_d__o06_details_o06__i00?ie=UTF8&amp;psc=1</text:p>
          </table:table-cell>
        </table:table-row>
        <table:table-row table:style-name="ro2">
          <table:table-cell office:value-type="string" calcext:value-type="string">
            <text:p>2014年2月4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竹取物語</text:p>
          </table:table-cell>
          <table:table-cell office:value-type="string" calcext:value-type="string">
            <text:p>http://www.amazon.co.jp/gp/product/B009MCO9QI/ref=oh_d__o07_details_o07__i00?ie=UTF8&amp;psc=1</text:p>
          </table:table-cell>
        </table:table-row>
        <table:table-row table:style-name="ro2">
          <table:table-cell office:value-type="string" calcext:value-type="string">
            <text:p>2014年2月3日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強運の持ち主 (文春文庫)</text:p>
          </table:table-cell>
          <table:table-cell office:value-type="string" calcext:value-type="string">
            <text:p>http://www.amazon.co.jp/gp/product/B009DEDM5Y/ref=oh_d__o08_details_o08__i00?ie=UTF8&amp;psc=1</text:p>
          </table:table-cell>
        </table:table-row>
        <table:table-row table:style-name="ro2">
          <table:table-cell office:value-type="string" calcext:value-type="string">
            <text:p>2014年1月29日</text:p>
          </table:table-cell>
          <table:table-cell office:value-type="float" office:value="1094" calcext:value-type="float">
            <text:p>1094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Getting Started with PhantomJS</text:p>
          </table:table-cell>
          <table:table-cell office:value-type="string" calcext:value-type="string">
            <text:p>http://www.amazon.co.jp/gp/product/B00GX9HM6M/ref=oh_d__o09_details_o09__i00?ie=UTF8&amp;psc=1</text:p>
          </table:table-cell>
        </table:table-row>
        <table:table-row table:style-name="ro2">
          <table:table-cell office:value-type="string" calcext:value-type="string">
            <text:p>2014年1月27日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話のネタになる！　語源大辞典</text:p>
          </table:table-cell>
          <table:table-cell office:value-type="string" calcext:value-type="string">
            <text:p>http://www.amazon.co.jp/gp/product/B00FU2EANG/ref=oh_d__o00_details_o00__i00?ie=UTF8&amp;psc=1</text:p>
          </table:table-cell>
        </table:table-row>
        <table:table-row table:style-name="ro2">
          <table:table-cell office:value-type="string" calcext:value-type="string">
            <text:p>2014年1月26日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o2 電子書籍リーダー用 スリップインケース (Kindle Paperwhite対応) ブラック TBC-KPW1203BK</text:p>
          </table:table-cell>
          <table:table-cell office:value-type="string" calcext:value-type="string">
            <text:p>http://www.amazon.co.jp/gp/product/B00AJG88KO/ref=oh_details_o01_s00_i00?ie=UTF8&amp;psc=1</text:p>
          </table:table-cell>
        </table:table-row>
        <table:table-row table:style-name="ro2">
          <table:table-cell office:value-type="string" calcext:value-type="string">
            <text:p>2014年1月25日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源氏物語　完全版</text:p>
          </table:table-cell>
          <table:table-cell office:value-type="string" calcext:value-type="string">
            <text:p>http://www.amazon.co.jp/gp/product/B00CM6FO4C/ref=oh_d__o02_details_o02__i00?ie=UTF8&amp;psc=1</text:p>
          </table:table-cell>
        </table:table-row>
        <table:table-row table:style-name="ro2">
          <table:table-cell office:value-type="string" calcext:value-type="string">
            <text:p>2014年1月20日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舞姫</text:p>
          </table:table-cell>
          <table:table-cell office:value-type="string" calcext:value-type="string">
            <text:p>http://www.amazon.co.jp/gp/product/B009IYDZTW/ref=oh_d__o03_details_o03__i00?ie=UTF8&amp;psc=1</text:p>
          </table:table-cell>
        </table:table-row>
        <table:table-row table:style-name="ro2">
          <table:table-cell office:value-type="string" calcext:value-type="string">
            <text:p>2014年1月20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日本国憲法</text:p>
          </table:table-cell>
          <table:table-cell office:value-type="string" calcext:value-type="string">
            <text:p>http://www.amazon.co.jp/gp/product/B009KS6NUY/ref=oh_d__o04_details_o04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オールタイムベスト小説100</text:p>
          </table:table-cell>
          <table:table-cell office:value-type="string" calcext:value-type="string">
            <text:p>http://www.amazon.co.jp/gp/product/B00GGASO10/ref=oh_d__o05_details_o05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ブラックジャックによろしく 13</text:p>
          </table:table-cell>
          <table:table-cell office:value-type="string" calcext:value-type="string">
            <text:p>http://www.amazon.co.jp/gp/product/B00BN0LVPE/ref=oh_d__o06_details_o06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ブラックジャックによろしく 12</text:p>
          </table:table-cell>
          <table:table-cell office:value-type="string" calcext:value-type="string">
            <text:p>http://www.amazon.co.jp/gp/product/B00BN0MKOK/ref=oh_d__o07_details_o07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ブラックジャックによろしく 11</text:p>
          </table:table-cell>
          <table:table-cell office:value-type="string" calcext:value-type="string">
            <text:p>http://www.amazon.co.jp/gp/product/B00BN0NMM4/ref=oh_d__o08_details_o08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ブラックジャックによろしく 10</text:p>
          </table:table-cell>
          <table:table-cell office:value-type="string" calcext:value-type="string">
            <text:p>http://www.amazon.co.jp/gp/product/B00BN0N4E0/ref=oh_d__o09_details_o09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ブラックジャックによろしく 9</text:p>
          </table:table-cell>
          <table:table-cell office:value-type="string" calcext:value-type="string">
            <text:p>http://www.amazon.co.jp/gp/product/B00BN0MDU6/ref=oh_d__o00_details_o00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ブラックジャックによろしく 8</text:p>
          </table:table-cell>
          <table:table-cell office:value-type="string" calcext:value-type="string">
            <text:p>http://www.amazon.co.jp/gp/product/B00BN0NGSY/ref=oh_d__o01_details_o01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ブラックジャックによろしく 7</text:p>
          </table:table-cell>
          <table:table-cell office:value-type="string" calcext:value-type="string">
            <text:p>http://www.amazon.co.jp/gp/product/B00BN0MVBC/ref=oh_d__o02_details_o02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ブラックジャックによろしく 6</text:p>
          </table:table-cell>
          <table:table-cell office:value-type="string" calcext:value-type="string">
            <text:p>http://www.amazon.co.jp/gp/product/B00BN0MYFA/ref=oh_d__o03_details_o03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ブラックジャックによろしく 5</text:p>
          </table:table-cell>
          <table:table-cell office:value-type="string" calcext:value-type="string">
            <text:p>http://www.amazon.co.jp/gp/product/B00BN0NE22/ref=oh_d__o04_details_o04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ブラックジャックによろしく 4</text:p>
          </table:table-cell>
          <table:table-cell office:value-type="string" calcext:value-type="string">
            <text:p>http://www.amazon.co.jp/gp/product/B00BN0NXTG/ref=oh_d__o05_details_o05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ブラックジャックによろしく 3</text:p>
          </table:table-cell>
          <table:table-cell office:value-type="string" calcext:value-type="string">
            <text:p>http://www.amazon.co.jp/gp/product/B00BN0PTFM/ref=oh_d__o06_details_o06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ブラックジャックによろしく 2</text:p>
          </table:table-cell>
          <table:table-cell office:value-type="string" calcext:value-type="string">
            <text:p>http://www.amazon.co.jp/gp/product/B00BN0MC70/ref=oh_d__o07_details_o07__i00?ie=UTF8&amp;psc=1</text:p>
          </table:table-cell>
        </table:table-row>
        <table:table-row table:style-name="ro2">
          <table:table-cell office:value-type="string" calcext:value-type="string">
            <text:p>2014年1月19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ブラックジャックによろしく 1</text:p>
          </table:table-cell>
          <table:table-cell office:value-type="string" calcext:value-type="string">
            <text:p>http://www.amazon.co.jp/gp/product/B00BN0R1OO/ref=oh_d__o08_details_o08__i00?ie=UTF8&amp;psc=1</text:p>
          </table:table-cell>
        </table:table-row>
        <table:table-row table:style-name="ro2">
          <table:table-cell office:value-type="string" calcext:value-type="string">
            <text:p>2014年1月18日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黒田如水</text:p>
          </table:table-cell>
          <table:table-cell office:value-type="string" calcext:value-type="string">
            <text:p>http://www.amazon.co.jp/gp/product/B00G3SRJYI/ref=oh_d__o09_details_o09__i00?ie=UTF8&amp;psc=1</text:p>
          </table:table-cell>
        </table:table-row>
        <table:table-row table:style-name="ro2">
          <table:table-cell office:value-type="string" calcext:value-type="string">
            <text:p>2014年1月18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虫喰い算大会</text:p>
          </table:table-cell>
          <table:table-cell office:value-type="string" calcext:value-type="string">
            <text:p>http://www.amazon.co.jp/gp/product/B009M8TD0E/ref=oh_d__o00_details_o00__i00?ie=UTF8&amp;psc=1</text:p>
          </table:table-cell>
        </table:table-row>
        <table:table-row table:style-name="ro2">
          <table:table-cell office:value-type="string" calcext:value-type="string">
            <text:p>2014年1月18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blish on Amazon Kindle with Kindle Direct Publishing</text:p>
          </table:table-cell>
          <table:table-cell office:value-type="string" calcext:value-type="string">
            <text:p>http://www.amazon.co.jp/gp/product/B004LX069M/ref=oh_d__o01_details_o01__i00?ie=UTF8&amp;psc=1</text:p>
          </table:table-cell>
        </table:table-row>
        <table:table-row table:style-name="ro2">
          <table:table-cell office:value-type="string" calcext:value-type="string">
            <text:p>2014年1月18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少女地獄</text:p>
          </table:table-cell>
          <table:table-cell office:value-type="string" calcext:value-type="string">
            <text:p>http://www.amazon.co.jp/gp/product/B009IXOSGM/ref=oh_d__o02_details_o02__i00?ie=UTF8&amp;psc=1</text:p>
          </table:table-cell>
        </table:table-row>
        <table:table-row table:style-name="ro2">
          <table:table-cell office:value-type="string" calcext:value-type="string">
            <text:p>2014年1月18日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programming Ruby: Program Like the Ruby Pros</text:p>
          </table:table-cell>
          <table:table-cell office:value-type="string" calcext:value-type="string">
            <text:p>http://www.amazon.co.jp/gp/product/B00A376YAK/ref=oh_d__o03_details_o03__i00?ie=UTF8&amp;psc=1</text:p>
          </table:table-cell>
        </table:table-row>
        <table:table-row table:style-name="ro2">
          <table:table-cell office:value-type="string" calcext:value-type="string">
            <text:p>2014年1月18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真夏の夜の夢</text:p>
          </table:table-cell>
          <table:table-cell office:value-type="string" calcext:value-type="string">
            <text:p>http://www.amazon.co.jp/gp/product/B009LQWIM2/ref=oh_d__o04_details_o04__i00?ie=UTF8&amp;psc=1</text:p>
          </table:table-cell>
        </table:table-row>
        <table:table-row table:style-name="ro2">
          <table:table-cell office:value-type="string" calcext:value-type="string">
            <text:p>2014年1月18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rth American Wildlife - A pictorial guide to the wild animals of North America</text:p>
          </table:table-cell>
          <table:table-cell office:value-type="string" calcext:value-type="string">
            <text:p>http://www.amazon.co.jp/gp/product/B00F9685QG/ref=oh_d__o05_details_o05__i00?ie=UTF8&amp;psc=1</text:p>
          </table:table-cell>
        </table:table-row>
        <table:table-row table:style-name="ro2">
          <table:table-cell office:value-type="string" calcext:value-type="string">
            <text:p>2014年1月18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 Wonderful Wizard of Oz (Oz Series)</text:p>
          </table:table-cell>
          <table:table-cell office:value-type="string" calcext:value-type="string">
            <text:p>http://www.amazon.co.jp/gp/product/B0083ZRAJS/ref=oh_d__o06_details_o06__i00?ie=UTF8&amp;psc=1</text:p>
          </table:table-cell>
        </table:table-row>
        <table:table-row table:style-name="ro2">
          <table:table-cell office:value-type="string" calcext:value-type="string">
            <text:p>2014年1月18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進撃の童貞</text:p>
          </table:table-cell>
          <table:table-cell office:value-type="string" calcext:value-type="string">
            <text:p>http://www.amazon.co.jp/gp/product/B00EA2CH5K/ref=oh_d__o07_details_o07__i00?ie=UTF8&amp;psc=1</text:p>
          </table:table-cell>
        </table:table-row>
        <table:table-row table:style-name="ro2">
          <table:table-cell office:value-type="string" calcext:value-type="string">
            <text:p>2014年1月17日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arning Devise for Rails</text:p>
          </table:table-cell>
          <table:table-cell office:value-type="string" calcext:value-type="string">
            <text:p>http://www.amazon.co.jp/gp/product/B00G8YAUV6/ref=oh_d__o08_details_o08__i00?ie=UTF8&amp;psc=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4T11:08:18.769825000</dc:date>
    <meta:generator>LibreOffice/4.2.5.2$MacOSX_x86 LibreOffice_project/61cb170a04bb1f12e77c884eab9192be736ec5f5</meta:generator>
    <meta:editing-duration>P0D</meta:editing-duration>
    <meta:editing-cycles>1</meta:editing-cycles>
    <meta:document-statistic meta:table-count="1" meta:cell-count="507" meta:object-count="0"/>
  </office:meta>
</office:document-meta>
</file>